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3.316cm" style:rel-column-width="12783*"/>
    </style:style>
    <style:style style:name="Tabelle3.B" style:family="table-column">
      <style:table-column-properties style:column-width="5.65cm" style:rel-column-width="21779*"/>
    </style:style>
    <style:style style:name="Tabelle3.C" style:family="table-column">
      <style:table-column-properties style:column-width="8.035cm" style:rel-column-width="30973*"/>
    </style:style>
    <style:style style:name="Tabelle3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C1" style:family="table-cell">
      <style:table-cell-properties fo:background-color="#99ccff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0" style:family="table-cell">
      <style:table-cell-properties fo:padding="0.097cm" fo:border-left="0.05pt solid #000000" fo:border-right="none" fo:border-top="none" fo:border-bottom="0.05pt solid #000000"/>
    </style:style>
    <style:style style:name="Tabelle3.B10" style:family="table-cell">
      <style:table-cell-properties fo:padding="0.097cm" fo:border-left="0.05pt solid #000000" fo:border-right="none" fo:border-top="none" fo:border-bottom="0.05pt solid #000000"/>
    </style:style>
    <style:style style:name="Tabelle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1" style:family="table-cell">
      <style:table-cell-properties fo:padding="0.097cm" fo:border-left="0.05pt solid #000000" fo:border-right="none" fo:border-top="none" fo:border-bottom="0.05pt solid #000000"/>
    </style:style>
    <style:style style:name="Tabelle3.B11" style:family="table-cell">
      <style:table-cell-properties fo:padding="0.097cm" fo:border-left="0.05pt solid #000000" fo:border-right="none" fo:border-top="none" fo:border-bottom="0.05pt solid #000000"/>
    </style:style>
    <style:style style:name="Tabelle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2" style:family="table-cell">
      <style:table-cell-properties fo:padding="0.097cm" fo:border-left="0.05pt solid #000000" fo:border-right="none" fo:border-top="none" fo:border-bottom="0.05pt solid #000000"/>
    </style:style>
    <style:style style:name="Tabelle3.B12" style:family="table-cell">
      <style:table-cell-properties fo:padding="0.097cm" fo:border-left="0.05pt solid #000000" fo:border-right="none" fo:border-top="none" fo:border-bottom="0.05pt solid #000000"/>
    </style:style>
    <style:style style:name="Tabelle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3" style:family="table-cell">
      <style:table-cell-properties fo:padding="0.097cm" fo:border-left="0.05pt solid #000000" fo:border-right="none" fo:border-top="none" fo:border-bottom="0.05pt solid #000000"/>
    </style:style>
    <style:style style:name="Tabelle3.B13" style:family="table-cell">
      <style:table-cell-properties fo:padding="0.097cm" fo:border-left="0.05pt solid #000000" fo:border-right="none" fo:border-top="none" fo:border-bottom="0.05pt solid #000000"/>
    </style:style>
    <style:style style:name="Tabelle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4" style:family="table-cell">
      <style:table-cell-properties fo:padding="0.097cm" fo:border-left="0.05pt solid #000000" fo:border-right="none" fo:border-top="none" fo:border-bottom="0.05pt solid #000000"/>
    </style:style>
    <style:style style:name="Tabelle3.B14" style:family="table-cell">
      <style:table-cell-properties fo:padding="0.097cm" fo:border-left="0.05pt solid #000000" fo:border-right="none" fo:border-top="none" fo:border-bottom="0.05pt solid #000000"/>
    </style:style>
    <style:style style:name="Tabelle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5" style:family="table-cell">
      <style:table-cell-properties fo:padding="0.097cm" fo:border-left="0.05pt solid #000000" fo:border-right="none" fo:border-top="none" fo:border-bottom="0.05pt solid #000000"/>
    </style:style>
    <style:style style:name="Tabelle3.B15" style:family="table-cell">
      <style:table-cell-properties fo:padding="0.097cm" fo:border-left="0.05pt solid #000000" fo:border-right="none" fo:border-top="none" fo:border-bottom="0.05pt solid #000000"/>
    </style:style>
    <style:style style:name="Tabelle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6" style:family="table-cell">
      <style:table-cell-properties fo:padding="0.097cm" fo:border-left="0.05pt solid #000000" fo:border-right="none" fo:border-top="none" fo:border-bottom="0.05pt solid #000000"/>
    </style:style>
    <style:style style:name="Tabelle3.B16" style:family="table-cell">
      <style:table-cell-properties fo:padding="0.097cm" fo:border-left="0.05pt solid #000000" fo:border-right="none" fo:border-top="none" fo:border-bottom="0.05pt solid #000000"/>
    </style:style>
    <style:style style:name="Tabelle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7" style:family="table-cell">
      <style:table-cell-properties fo:padding="0.097cm" fo:border-left="0.05pt solid #000000" fo:border-right="none" fo:border-top="none" fo:border-bottom="0.05pt solid #000000"/>
    </style:style>
    <style:style style:name="Tabelle3.B17" style:family="table-cell">
      <style:table-cell-properties fo:padding="0.097cm" fo:border-left="0.05pt solid #000000" fo:border-right="none" fo:border-top="none" fo:border-bottom="0.05pt solid #000000"/>
    </style:style>
    <style:style style:name="Tabelle3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8" style:family="table-cell">
      <style:table-cell-properties fo:padding="0.097cm" fo:border-left="0.05pt solid #000000" fo:border-right="none" fo:border-top="none" fo:border-bottom="0.05pt solid #000000"/>
    </style:style>
    <style:style style:name="Tabelle3.B18" style:family="table-cell">
      <style:table-cell-properties fo:padding="0.097cm" fo:border-left="0.05pt solid #000000" fo:border-right="none" fo:border-top="none" fo:border-bottom="0.05pt solid #000000"/>
    </style:style>
    <style:style style:name="Tabelle3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9" style:family="table-cell">
      <style:table-cell-properties fo:padding="0.097cm" fo:border-left="0.05pt solid #000000" fo:border-right="none" fo:border-top="none" fo:border-bottom="0.05pt solid #000000"/>
    </style:style>
    <style:style style:name="Tabelle3.B19" style:family="table-cell">
      <style:table-cell-properties fo:padding="0.097cm" fo:border-left="0.05pt solid #000000" fo:border-right="none" fo:border-top="none" fo:border-bottom="0.05pt solid #000000"/>
    </style:style>
    <style:style style:name="Tabelle3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0" style:family="table-cell">
      <style:table-cell-properties fo:padding="0.097cm" fo:border-left="0.05pt solid #000000" fo:border-right="none" fo:border-top="none" fo:border-bottom="0.05pt solid #000000"/>
    </style:style>
    <style:style style:name="Tabelle3.B20" style:family="table-cell">
      <style:table-cell-properties fo:padding="0.097cm" fo:border-left="0.05pt solid #000000" fo:border-right="none" fo:border-top="none" fo:border-bottom="0.05pt solid #000000"/>
    </style:style>
    <style:style style:name="Tabelle3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1" style:family="table-cell">
      <style:table-cell-properties fo:padding="0.097cm" fo:border-left="0.05pt solid #000000" fo:border-right="none" fo:border-top="none" fo:border-bottom="0.05pt solid #000000"/>
    </style:style>
    <style:style style:name="Tabelle3.B21" style:family="table-cell">
      <style:table-cell-properties fo:padding="0.097cm" fo:border-left="0.05pt solid #000000" fo:border-right="none" fo:border-top="none" fo:border-bottom="0.05pt solid #000000"/>
    </style:style>
    <style:style style:name="Tabelle3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2" style:family="table-cell">
      <style:table-cell-properties fo:padding="0.097cm" fo:border-left="0.05pt solid #000000" fo:border-right="none" fo:border-top="none" fo:border-bottom="0.05pt solid #000000"/>
    </style:style>
    <style:style style:name="Tabelle3.B22" style:family="table-cell">
      <style:table-cell-properties fo:padding="0.097cm" fo:border-left="0.05pt solid #000000" fo:border-right="none" fo:border-top="none" fo:border-bottom="0.05pt solid #000000"/>
    </style:style>
    <style:style style:name="Tabelle3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3" style:family="table-cell">
      <style:table-cell-properties fo:padding="0.097cm" fo:border-left="0.05pt solid #000000" fo:border-right="none" fo:border-top="none" fo:border-bottom="0.05pt solid #000000"/>
    </style:style>
    <style:style style:name="Tabelle3.B23" style:family="table-cell">
      <style:table-cell-properties fo:padding="0.097cm" fo:border-left="0.05pt solid #000000" fo:border-right="none" fo:border-top="none" fo:border-bottom="0.05pt solid #000000"/>
    </style:style>
    <style:style style:name="Tabelle3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4" style:family="table-cell">
      <style:table-cell-properties fo:padding="0.097cm" fo:border-left="0.05pt solid #000000" fo:border-right="none" fo:border-top="none" fo:border-bottom="0.05pt solid #000000"/>
    </style:style>
    <style:style style:name="Tabelle3.B24" style:family="table-cell">
      <style:table-cell-properties fo:padding="0.097cm" fo:border-left="0.05pt solid #000000" fo:border-right="none" fo:border-top="none" fo:border-bottom="0.05pt solid #000000"/>
    </style:style>
    <style:style style:name="Tabelle3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5" style:family="table-cell">
      <style:table-cell-properties fo:padding="0.097cm" fo:border-left="0.05pt solid #000000" fo:border-right="none" fo:border-top="none" fo:border-bottom="0.05pt solid #000000"/>
    </style:style>
    <style:style style:name="Tabelle3.B25" style:family="table-cell">
      <style:table-cell-properties fo:padding="0.097cm" fo:border-left="0.05pt solid #000000" fo:border-right="none" fo:border-top="none" fo:border-bottom="0.05pt solid #000000"/>
    </style:style>
    <style:style style:name="Tabelle3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6" style:family="table-cell">
      <style:table-cell-properties fo:padding="0.097cm" fo:border-left="0.05pt solid #000000" fo:border-right="none" fo:border-top="none" fo:border-bottom="0.05pt solid #000000"/>
    </style:style>
    <style:style style:name="Tabelle3.B26" style:family="table-cell">
      <style:table-cell-properties fo:padding="0.097cm" fo:border-left="0.05pt solid #000000" fo:border-right="none" fo:border-top="none" fo:border-bottom="0.05pt solid #000000"/>
    </style:style>
    <style:style style:name="Tabelle3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7" style:family="table-cell">
      <style:table-cell-properties fo:padding="0.097cm" fo:border-left="0.05pt solid #000000" fo:border-right="none" fo:border-top="none" fo:border-bottom="0.05pt solid #000000"/>
    </style:style>
    <style:style style:name="Tabelle3.B27" style:family="table-cell">
      <style:table-cell-properties fo:padding="0.097cm" fo:border-left="0.05pt solid #000000" fo:border-right="none" fo:border-top="none" fo:border-bottom="0.05pt solid #000000"/>
    </style:style>
    <style:style style:name="Tabelle3.C2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7dc97" officeooo:paragraph-rsid="0017dc97"/>
    </style:style>
    <style:style style:name="P2" style:family="paragraph" style:parent-style-name="Footer">
      <style:text-properties officeooo:rsid="0017dc97" officeooo:paragraph-rsid="001df0f7"/>
    </style:style>
    <style:style style:name="P3" style:family="paragraph" style:parent-style-name="Footer">
      <style:paragraph-properties fo:padding="0.074cm" fo:border-left="none" fo:border-right="none" fo:border-top="none" fo:border-bottom="0.99pt solid #000000" style:join-border="false"/>
      <style:text-properties officeooo:rsid="0017dc97" officeooo:paragraph-rsid="001df0f7"/>
    </style:style>
    <style:style style:name="P4" style:family="paragraph" style:parent-style-name="Text_20_body">
      <style:text-properties style:use-window-font-color="true" fo:font-weight="bold" officeooo:rsid="000fa84b" officeooo:paragraph-rsid="000fa84b" style:font-weight-asian="bold" style:font-weight-complex="bold"/>
    </style:style>
    <style:style style:name="P5" style:family="paragraph" style:parent-style-name="Text_20_body">
      <style:text-properties style:use-window-font-color="true" fo:font-weight="bold" officeooo:rsid="000fa84b" officeooo:paragraph-rsid="0008a818" style:font-weight-asian="bold" style:font-weight-complex="bold"/>
    </style:style>
    <style:style style:name="P6" style:family="paragraph" style:parent-style-name="Text_20_body">
      <style:text-properties style:use-window-font-color="true" style:font-name="Liberation Serif" fo:font-weight="normal" officeooo:rsid="00119215" officeooo:paragraph-rsid="00119215" style:font-weight-asian="normal" style:font-weight-complex="normal"/>
    </style:style>
    <style:style style:name="P7" style:family="paragraph" style:parent-style-name="Text_20_body">
      <style:text-properties style:use-window-font-color="true" style:font-name="Liberation Serif" fo:font-weight="normal" officeooo:rsid="00119215" officeooo:paragraph-rsid="001331c0" style:font-weight-asian="normal" style:font-weight-complex="normal"/>
    </style:style>
    <style:style style:name="P8" style:family="paragraph" style:parent-style-name="Text_20_body">
      <style:text-properties style:use-window-font-color="true" style:font-name="Liberation Serif" fo:font-weight="normal" officeooo:rsid="00119215" officeooo:paragraph-rsid="00139a7f" style:font-weight-asian="normal" style:font-weight-complex="normal"/>
    </style:style>
    <style:style style:name="P9" style:family="paragraph" style:parent-style-name="Text_20_body">
      <style:text-properties style:use-window-font-color="true" style:font-name="Liberation Serif" fo:font-weight="normal" officeooo:rsid="00157ad3" officeooo:paragraph-rsid="00157ad3" style:font-weight-asian="normal" style:font-weight-complex="normal"/>
    </style:style>
    <style:style style:name="P10" style:family="paragraph" style:parent-style-name="Text_20_body">
      <style:text-properties officeooo:rsid="000e4c56" officeooo:paragraph-rsid="000e4c56"/>
    </style:style>
    <style:style style:name="P11" style:family="paragraph" style:parent-style-name="Text_20_body">
      <style:text-properties officeooo:rsid="000e4c56" officeooo:paragraph-rsid="0008a818"/>
    </style:style>
    <style:style style:name="P12" style:family="paragraph" style:parent-style-name="Text_20_body">
      <style:text-properties officeooo:rsid="0008a818" officeooo:paragraph-rsid="0008a818"/>
    </style:style>
    <style:style style:name="P13" style:family="paragraph" style:parent-style-name="Text_20_body">
      <style:text-properties officeooo:rsid="00139a7f" officeooo:paragraph-rsid="00139a7f"/>
    </style:style>
    <style:style style:name="P14" style:family="paragraph" style:parent-style-name="Text_20_body">
      <style:text-properties fo:color="#0047ff" style:font-name="Liberation Serif" fo:font-weight="normal" officeooo:rsid="00119215" officeooo:paragraph-rsid="00119215" style:font-weight-asian="normal" style:font-weight-complex="normal"/>
    </style:style>
    <style:style style:name="P15" style:family="paragraph" style:parent-style-name="Text_20_body">
      <style:text-properties fo:color="#0047ff" style:font-name="Liberation Serif" fo:font-weight="normal" officeooo:rsid="00119215" officeooo:paragraph-rsid="001331c0" style:font-weight-asian="normal" style:font-weight-complex="normal"/>
    </style:style>
    <style:style style:name="P16" style:family="paragraph" style:parent-style-name="Text_20_body">
      <style:text-properties fo:color="#0047ff" style:font-name="Liberation Serif" fo:font-weight="normal" officeooo:rsid="00119215" officeooo:paragraph-rsid="00139a7f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color="#cccccc" fo:font-size="80pt" officeooo:rsid="001c1791" officeooo:paragraph-rsid="001c1791" style:font-size-asian="80pt" style:font-size-complex="80pt"/>
    </style:style>
    <style:style style:name="P18" style:family="paragraph" style:parent-style-name="Standard">
      <style:text-properties style:use-window-font-color="true" style:font-name="Liberation Serif" fo:font-weight="normal" officeooo:rsid="00119215" officeooo:paragraph-rsid="0011921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Liberation Serif" fo:font-weight="normal" officeooo:rsid="00119215" officeooo:paragraph-rsid="00119215" style:font-weight-asian="normal" style:font-weight-complex="normal"/>
    </style:style>
    <style:style style:name="P20" style:family="paragraph" style:parent-style-name="Standard">
      <style:text-properties style:use-window-font-color="true" style:font-name="Liberation Serif" fo:font-weight="normal" officeooo:rsid="00119215" officeooo:paragraph-rsid="001331c0" style:font-weight-asian="normal" style:font-weight-complex="normal"/>
    </style:style>
    <style:style style:name="P21" style:family="paragraph" style:parent-style-name="Standard">
      <style:text-properties style:use-window-font-color="true" style:font-name="Liberation Serif" fo:font-weight="normal" officeooo:rsid="00119215" officeooo:paragraph-rsid="00139a7f" style:font-weight-asian="normal" style:font-weight-complex="normal"/>
    </style:style>
    <style:style style:name="P22" style:family="paragraph" style:parent-style-name="Table_20_Contents">
      <style:text-properties fo:font-variant="small-caps" fo:color="#0000ff" style:font-name="Liberation Serif" officeooo:rsid="00119215" officeooo:paragraph-rsid="00119215" style:font-size-asian="10.5pt" style:font-relief="embossed"/>
    </style:style>
    <style:style style:name="P23" style:family="paragraph" style:parent-style-name="Table_20_Contents">
      <style:text-properties fo:color="#0047ff" style:font-name="Liberation Serif" officeooo:rsid="00119215" officeooo:paragraph-rsid="00119215"/>
    </style:style>
    <style:style style:name="P24" style:family="paragraph" style:parent-style-name="Title">
      <style:text-properties fo:font-size="48pt" style:font-size-asian="48pt" style:font-size-complex="48pt"/>
    </style:style>
    <style:style style:name="P25" style:family="paragraph" style:parent-style-name="Title">
      <style:text-properties fo:font-size="48pt" style:font-size-asian="48pt" style:font-size-complex="48pt"/>
    </style:style>
    <style:style style:name="P26" style:family="paragraph" style:parent-style-name="Title">
      <style:text-properties fo:font-size="48pt" officeooo:paragraph-rsid="001c1791" style:font-size-asian="48pt" style:font-size-complex="48pt"/>
    </style:style>
    <style:style style:name="P27" style:family="paragraph" style:parent-style-name="Footer">
      <style:paragraph-properties>
        <style:tab-stops>
          <style:tab-stop style:position="8.5cm" style:type="center"/>
          <style:tab-stop style:position="10.388cm"/>
          <style:tab-stop style:position="17cm" style:type="right"/>
        </style:tab-stops>
      </style:paragraph-properties>
      <style:text-properties officeooo:rsid="0017dc97" officeooo:paragraph-rsid="0020f5a2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Heading">
      <style:paragraph-properties fo:break-before="page"/>
      <style:text-properties officeooo:paragraph-rsid="0020f5a2"/>
    </style:style>
    <style:style style:name="P31" style:family="paragraph" style:parent-style-name="Text_20_body" style:list-style-name="L31">
      <style:text-properties style:use-window-font-color="true" style:font-name="Liberation Serif" fo:font-weight="normal" officeooo:rsid="00119215" officeooo:paragraph-rsid="00139a7f" style:font-weight-asian="normal" style:font-weight-complex="normal"/>
    </style:style>
    <style:style style:name="P32" style:family="paragraph" style:parent-style-name="Text_20_body">
      <style:text-properties officeooo:rsid="0020f5a2" officeooo:paragraph-rsid="0020f5a2"/>
    </style:style>
    <style:style style:name="P33" style:family="paragraph" style:parent-style-name="Text_20_body">
      <style:text-properties fo:font-size="48pt" officeooo:paragraph-rsid="001c1791" style:font-size-asian="48pt" style:font-size-complex="48pt"/>
    </style:style>
    <style:style style:name="P34" style:family="paragraph" style:parent-style-name="Text_20_body">
      <style:paragraph-properties fo:text-align="center" style:justify-single-word="false"/>
      <style:text-properties fo:font-size="48pt" style:text-underline-style="solid" style:text-underline-width="auto" style:text-underline-color="font-color" fo:font-weight="bold" officeooo:rsid="0020f5a2" officeooo:paragraph-rsid="0020f5a2" style:font-size-asian="48pt" style:font-weight-asian="bold" style:font-size-complex="48pt" style:font-weight-complex="bold"/>
    </style:style>
    <style:style style:name="P35" style:family="paragraph" style:parent-style-name="Heading_20_1">
      <style:paragraph-properties fo:break-before="page"/>
    </style:style>
    <style:style style:name="P36" style:family="paragraph">
      <style:paragraph-properties fo:text-align="start"/>
    </style:style>
    <style:style style:name="P37" style:family="paragraph">
      <style:paragraph-properties fo:text-align="center"/>
    </style:style>
    <style:style style:name="P38" style:family="paragraph">
      <style:paragraph-properties fo:text-align="center"/>
      <style:text-properties fo:color="#ff0000" style:font-size-asian="10.5pt" style:font-relief="engraved"/>
    </style:style>
    <style:style style:name="T1" style:family="text">
      <style:text-properties fo:color="#0000ff" fo:font-size="24pt" fo:text-shadow="1pt 1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color="#0000ff" fo:font-size="24pt" fo:text-shadow="1pt 1pt" style:text-underline-style="solid" style:text-underline-width="auto" style:text-underline-color="font-color" officeooo:rsid="001c1791" style:font-size-asian="24pt" style:font-size-complex="24pt"/>
    </style:style>
    <style:style style:name="T3" style:family="text">
      <style:text-properties fo:color="#0000ff" fo:font-size="24pt" fo:text-shadow="1pt 1pt" style:text-underline-style="solid" style:text-underline-width="auto" style:text-underline-color="font-color" officeooo:rsid="0020f5a2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e4c56"/>
    </style:style>
    <style:style style:name="T6" style:family="text">
      <style:text-properties officeooo:rsid="0011921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39a7f"/>
    </style:style>
    <style:style style:name="T9" style:family="text">
      <style:text-properties officeooo:rsid="00165bef"/>
    </style:style>
    <style:style style:name="T10" style:family="text">
      <style:text-properties officeooo:rsid="001c1791"/>
    </style:style>
    <style:style style:name="T11" style:family="text">
      <style:text-properties officeooo:rsid="0020f5a2"/>
    </style:style>
    <style:style style:name="T12" style:family="text">
      <style:text-properties style:font-size-asian="10.5pt" style:font-relief="embosse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ff0000" fo:language="de" fo:country="DE" style:font-size-asian="10.5pt" style:font-relief="engrave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P24"/>
      <text:p text:style-name="P24">Visual TCL</text:p>
      <text:p text:style-name="P26"><text:span text:style-name="T10">- vT</text:span>cl -</text:p>
      <text:p text:style-name="P33"/>
      <text:p text:style-name="Text_20_body"/>
      <text:p text:style-name="Text_20_body"/>
      <text:p text:style-name="P34">Technical Guide</text:p>
      <text:p text:style-name="Text_20_body"/>
      <text:p text:style-name="Text_20_body"/>
      <text:p text:style-name="Text_20_body"/>
      <text:p text:style-name="P17">- DRAFT -</text:p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9">Table of contents</text:p>
          </text:index-title>
          <text:p text:style-name="P28"><text:a xlink:type="simple" xlink:href="#__RefHeading__379_899313758" text:style-name="Index_20_Link" text:visited-style-name="Index_20_Link">1 vTcl Widgets<text:tab/>4</text:a></text:p>
        </text:index-body>
      </text:table-of-content>
      <text:p text:style-name="Text_20_body"/>
      <text:p text:style-name="P30"><text:span text:style-name="T11">Document scope</text:span></text:p>
      <text:p text:style-name="P32">This document is not about using vTcl.</text:p>
      <text:p text:style-name="P32">The scope of this document relates to maintainers and developers of the vTcl GUI building system. It explains the innards behind vTcl.</text:p>
      <text:p text:style-name="P32">For Information on using vTcl in a session to draft a user program see the vTcl-User-Guide.</text:p>
      <text:p text:style-name="P32"/>
      <text:h text:style-name="P35" text:outline-level="1"><text:bookmark-start text:name="__RefHeading__379_899313758"/>vTcl <text:span text:style-name="T8">W</text:span>idgets<text:bookmark-end text:name="__RefHeading__379_899313758"/></text:h>
      <text:p text:style-name="P10">Widgets that are used in vTcl are not plain *.tcl files.</text:p>
      <text:p text:style-name="P12">In order to use a new widget type in vTcl it has to be wrapped in a <text:span text:style-name="T6">widget definition </text:span>file that links the widget options <text:span text:style-name="T5">a.s.o </text:span>to the vTcl GUI <text:span text:style-name="T5">builder as a managable component of vTcl.</text:span></text:p>
      <text:p text:style-name="P13"><text:span text:style-name="T5">T</text:span>his is especially important for the vTcl Alias system that maps witdget path names to comfortable alias names (→ Alias system, <text:span text:style-name="T11">vTcl User-Guide</text:span>)</text:p>
      <text:p text:style-name="P11"/>
      <text:p text:style-name="P5"><draw:rect text:anchor-type="paragraph" draw:z-index="0" draw:style-name="gr1" draw:text-style-name="P37" svg:width="10.29cm" svg:height="11.709cm" svg:x="2.718cm" svg:y="0.097cm"><text:p text:style-name="P36"><text:span text:style-name="T12">(***************Vtcl wrap header *************)</text:span></text:p><text:p text:style-name="P36"><text:span text:style-name="T13">Name</text:span><text:span text:style-name="T13"><text:tab/></text:span><text:span text:style-name="T13">… </text:span></text:p><text:p text:style-name="P36"><text:span text:style-name="T13">Class</text:span><text:span text:style-name="T13"><text:tab/></text:span><text:span text:style-name="T13">…</text:span><text:span text:style-name="T13"><text:tab/></text:span></text:p><text:p text:style-name="P36"><text:span text:style-name="T13">Lib</text:span><text:span text:style-name="T13"><text:tab/></text:span><text:span text:style-name="T13">…</text:span><text:span text:style-name="T13"><text:tab/></text:span></text:p><text:p text:style-name="P36"><text:span text:style-name="T13">NewOption</text:span><text:span text:style-name="T13"><text:tab/></text:span><text:span text:style-name="T13">…</text:span></text:p><text:p text:style-name="P36"><text:span text:style-name="T13">NewOption</text:span><text:span text:style-name="T13"><text:tab/></text:span><text:span text:style-name="T13">…</text:span></text:p><text:p text:style-name="P36"><text:span text:style-name="T13">AliasPrefix</text:span><text:span text:style-name="T13"><text:tab/></text:span><text:span text:style-name="T13">…</text:span></text:p><text:p text:style-name="P36"><text:span text:style-name="T13"/></text:p><text:p text:style-name="P36"><text:span text:style-name="T13">(a.s.o.)</text:span></text:p><text:p text:style-name="P36"><text:span text:style-name="T13"/></text:p><text:p text:style-name="P36"><text:span text:style-name="T13">proc __setup::widget { </text:span></text:p><text:p text:style-name="P36"><text:span text:style-name="T13"><text:tab/></text:span><text:span text:style-name="T13">…</text:span><text:span text:style-name="T13">. </text:span></text:p><text:p text:style-name="P36"><text:span text:style-name="T13">}</text:span></text:p><text:p text:style-name="P36"><text:span text:style-name="T13"/></text:p><text:p text:style-name="P36"><text:span text:style-name="T13">__setup::widget</text:span></text:p><text:p text:style-name="P36"><text:span text:style-name="T13"/></text:p><text:p text:style-name="P36"><text:span text:style-name="T13"/></text:p><text:p text:style-name="P36"><text:span text:style-name="T13"/></text:p><text:p text:style-name="P36"><text:span text:style-name="T13"/></text:p><text:p text:style-name="P36"/><text:p text:style-name="P36"/><text:p text:style-name="P36"/><text:p text:style-name="P36"/><text:p text:style-name="P36"/><text:p text:style-name="P36"/><text:p text:style-name="P36"/></draw:rect><draw:rect text:anchor-type="paragraph" draw:z-index="1" draw:style-name="gr2" draw:text-style-name="P38" svg:width="9.637cm" svg:height="4.73cm" svg:x="3.076cm" svg:y="6.715cm"><text:p text:style-name="P37"><text:span text:style-name="T14">Original widget code</text:span></text:p></draw:rect></text:p>
      <text:p text:style-name="P4"/>
      <text:p text:style-name="P6">This section explains how to define a widget in Visual Tcl. <text:s/>If you are making your own widgets for your install of VTcl, you should put your files in the 'user' subdirectory. <text:s/>This will ensure that you don't overwrite any VTcl widgets and that they will not conflict with later releases of VTcl. </text:p>
      <text:p text:style-name="P6"/>
      <text:p text:style-name="P6">You should be careful when defining widgets that you don't overwrite a default widget type or class. <text:s/>For example, don't name your widget button, because you will overwrite the default Tk button type. <text:s/>And, don't make a new button and call its Class 'Button', because again, you will overwrite the <text:soft-page-break/>default button class. <text:s/>Instead, try to use your own names for widgets. </text:p>
      <text:p text:style-name="P6"/>
      <text:p text:style-name="P6">Each widget is defined seperately in its own file with the extension <text:span text:style-name="T7">.wgt </text:span></text:p>
      <text:p text:style-name="P9">The files live below &lt;<text:span text:style-name="T4">vTcl-hook</text:span>&gt;/lib/Widgets/... in a separate directory for the <text:span text:style-name="T9">specific </text:span>widget.</text:p>
      <text:p text:style-name="P6"/>
      <text:p text:style-name="P6">The following are the possible options in a widget file: </text:p>
      <text:p text:style-name="P6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office:value-type="string">
              <text:p text:style-name="P22">Widget option</text:p>
            </table:table-cell>
            <table:table-cell table:style-name="Tabelle3.A1" office:value-type="string">
              <text:p text:style-name="P22">Parameter</text:p>
            </table:table-cell>
            <table:table-cell table:style-name="Tabelle3.C1" office:value-type="string">
              <text:p text:style-name="P22">Explanation</text:p>
            </table:table-cell>
          </table:table-row>
        </table:table-header-rows>
        <table:table-row>
          <table:table-cell table:style-name="Tabelle3.A26" office:value-type="string">
            <text:p text:style-name="P6">Name</text:p>
          </table:table-cell>
          <table:table-cell table:style-name="Tabelle3.B2" office:value-type="string">
            <text:p text:style-name="P23">&lt;name&gt;</text:p>
          </table:table-cell>
          <table:table-cell table:style-name="Tabelle3.C2" office:value-type="string">
            <text:p text:style-name="P19">Name of Widget. <text:s/>This is also considered to be the "type" of widget by vTcl. </text:p>
          </table:table-cell>
        </table:table-row>
        <table:table-row>
          <table:table-cell table:style-name="Tabelle3.A26" office:value-type="string">
            <text:p text:style-name="P6">Class</text:p>
          </table:table-cell>
          <table:table-cell table:style-name="Tabelle3.B3" office:value-type="string">
            <text:p text:style-name="P14">&lt;class name&gt; </text:p>
          </table:table-cell>
          <table:table-cell table:style-name="Tabelle3.C3" office:value-type="string">
            <text:p text:style-name="P6">Widget class </text:p>
          </table:table-cell>
        </table:table-row>
        <table:table-row>
          <table:table-cell table:style-name="Tabelle3.A26" office:value-type="string">
            <text:p text:style-name="P6">IsSuperClass</text:p>
          </table:table-cell>
          <table:table-cell table:style-name="Tabelle3.B4" office:value-type="string">
            <text:p text:style-name="P14">&lt;yes | no&gt;</text:p>
          </table:table-cell>
          <table:table-cell table:style-name="Tabelle3.C4" office:value-type="string">
            <text:p text:style-name="P18">This widget is a super class widget. <text:s/>Super class widgets are </text:p>
            <text:p text:style-name="P6">widgets which are not created themselves, but represent sub widgets. <text:s/></text:p>
            <text:p text:style-name="P6">Example: scrollbars, scales. <text:s/>A scrollbar is a widget, but vTcl recognizes two different "types" of scrollbars: vertical and horizontal. <text:s/>So, Scrollbar is the super class, and scrollbar_v and scrollbar_h are the sub widget types. </text:p>
          </table:table-cell>
        </table:table-row>
        <table:table-row>
          <table:table-cell table:style-name="Tabelle3.A26" office:value-type="string">
            <text:p text:style-name="P6">SuperClass</text:p>
          </table:table-cell>
          <table:table-cell table:style-name="Tabelle3.B5" office:value-type="string">
            <text:p text:style-name="P14">&lt;class name&gt; </text:p>
          </table:table-cell>
          <table:table-cell table:style-name="Tabelle3.C5" office:value-type="string">
            <text:p text:style-name="P6">The super class of this widget. <text:s/>This widget is a subwidget. </text:p>
          </table:table-cell>
        </table:table-row>
        <table:table-row>
          <table:table-cell table:style-name="Tabelle3.A26" office:value-type="string">
            <text:p text:style-name="P6">Lib</text:p>
          </table:table-cell>
          <table:table-cell table:style-name="Tabelle3.B6" office:value-type="string">
            <text:p text:style-name="P14">&lt;lib name&gt; </text:p>
          </table:table-cell>
          <table:table-cell table:style-name="Tabelle3.C6" office:value-type="string">
            <text:p text:style-name="P6">Widget library (core, itcl, tix, etc...)</text:p>
          </table:table-cell>
        </table:table-row>
        <table:table-row>
          <table:table-cell table:style-name="Tabelle3.A26" office:value-type="string">
            <text:p text:style-name="P6">CreateCmd</text:p>
          </table:table-cell>
          <table:table-cell table:style-name="Tabelle3.B7" office:value-type="string">
            <text:p text:style-name="P15">&lt;command&gt; </text:p>
          </table:table-cell>
          <table:table-cell table:style-name="Tabelle3.C7" office:value-type="string">
            <text:p text:style-name="P7">Command to create the widget (defaults to &lt;Class&gt;) </text:p>
          </table:table-cell>
        </table:table-row>
        <table:table-row>
          <table:table-cell table:style-name="Tabelle3.A26" office:value-type="string">
            <text:p text:style-name="P7">AddOptions</text:p>
          </table:table-cell>
          <table:table-cell table:style-name="Tabelle3.B8" office:value-type="string">
            <text:p text:style-name="P15">&lt;option&gt;..&lt;option&gt;.. </text:p>
          </table:table-cell>
          <table:table-cell table:style-name="Tabelle3.C8" office:value-type="string">
            <text:p text:style-name="P7">Options to &lt;Command&gt; when toolbar button is pressed. </text:p>
          </table:table-cell>
        </table:table-row>
        <table:table-row>
          <table:table-cell table:style-name="Tabelle3.A26" office:value-type="string">
            <text:p text:style-name="P7">Icon</text:p>
          </table:table-cell>
          <table:table-cell table:style-name="Tabelle3.B9" office:value-type="string">
            <text:p text:style-name="P15">&lt;icon name&gt; </text:p>
          </table:table-cell>
          <table:table-cell table:style-name="Tabelle3.C9" office:value-type="string">
            <text:p text:style-name="P7">Toolbar icon (defaults to icon_&lt;name&gt;.gif) </text:p>
          </table:table-cell>
        </table:table-row>
        <table:table-row>
          <table:table-cell table:style-name="Tabelle3.A26" office:value-type="string">
            <text:p text:style-name="P7">Balloon</text:p>
          </table:table-cell>
          <table:table-cell table:style-name="Tabelle3.B10" office:value-type="string">
            <text:p text:style-name="P15">&lt;text&gt; </text:p>
          </table:table-cell>
          <table:table-cell table:style-name="Tabelle3.C10" office:value-type="string">
            <text:p text:style-name="P7">Text of the toolbar balloon </text:p>
          </table:table-cell>
        </table:table-row>
        <table:table-row>
          <table:table-cell table:style-name="Tabelle3.A26" office:value-type="string">
            <text:p text:style-name="P7">DefaultOptions</text:p>
          </table:table-cell>
          <table:table-cell table:style-name="Tabelle3.B11" office:value-type="string">
            <text:p text:style-name="P15">&lt;option&gt; &lt;value&gt; [&lt;option&gt; &lt;value&gt;]* </text:p>
          </table:table-cell>
          <table:table-cell table:style-name="Tabelle3.C11" office:value-type="string">
            <text:p text:style-name="P7">Options to &lt;Command&gt; as the widget is created. </text:p>
          </table:table-cell>
        </table:table-row>
        <text:soft-page-break/>
        <table:table-row>
          <table:table-cell table:style-name="Tabelle3.A26" office:value-type="string">
            <text:p text:style-name="P7">DefaultValues</text:p>
          </table:table-cell>
          <table:table-cell table:style-name="Tabelle3.B12" office:value-type="string">
            <text:p text:style-name="P15">&lt;option&gt; &lt;option&gt; </text:p>
          </table:table-cell>
          <table:table-cell table:style-name="Tabelle3.C12" office:value-type="string">
            <text:p text:style-name="P20">Specifies that the given options will take their default value instead of the value given by the option database at the time the widget is created </text:p>
          </table:table-cell>
        </table:table-row>
        <table:table-row>
          <table:table-cell table:style-name="Tabelle3.A26" office:value-type="string">
            <text:p text:style-name="P7">DumpCmd</text:p>
          </table:table-cell>
          <table:table-cell table:style-name="Tabelle3.B13" office:value-type="string">
            <text:p text:style-name="P15">&lt;proc&gt;</text:p>
          </table:table-cell>
          <table:table-cell table:style-name="Tabelle3.C13" office:value-type="string">
            <text:p text:style-name="P20">Proc to dump the widget when saving (defaults to vTcl:dump_widget_top) </text:p>
          </table:table-cell>
        </table:table-row>
        <table:table-row>
          <table:table-cell table:style-name="Tabelle3.A26" office:value-type="string">
            <text:p text:style-name="P7">DumpChildren</text:p>
          </table:table-cell>
          <table:table-cell table:style-name="Tabelle3.B14" office:value-type="string">
            <text:p text:style-name="P15">&lt;yes | no&gt; </text:p>
          </table:table-cell>
          <table:table-cell table:style-name="Tabelle3.C14" office:value-type="string">
            <text:p text:style-name="P7">Dump the widget's children when saving or pasting (yes or no) </text:p>
          </table:table-cell>
        </table:table-row>
        <table:table-row>
          <table:table-cell table:style-name="Tabelle3.A26" office:value-type="string">
            <text:p text:style-name="P7">InsertCmd</text:p>
          </table:table-cell>
          <table:table-cell table:style-name="Tabelle3.B15" office:value-type="string">
            <text:p text:style-name="P15">&lt;proc&gt; </text:p>
          </table:table-cell>
          <table:table-cell table:style-name="Tabelle3.C15" office:value-type="string">
            <text:p text:style-name="P20">A command executed when the widget is created. (defaults to &lt;name&gt;) </text:p>
          </table:table-cell>
        </table:table-row>
        <table:table-row>
          <table:table-cell table:style-name="Tabelle3.A26" office:value-type="string">
            <text:p text:style-name="P7">DoubleClickCmd</text:p>
          </table:table-cell>
          <table:table-cell table:style-name="Tabelle3.B16" office:value-type="string">
            <text:p text:style-name="P15">&lt;proc&gt;</text:p>
          </table:table-cell>
          <table:table-cell table:style-name="Tabelle3.C16" office:value-type="string">
            <text:p text:style-name="P7">A command executed if the widget is double-clicked. </text:p>
          </table:table-cell>
        </table:table-row>
        <table:table-row>
          <table:table-cell table:style-name="Tabelle3.A26" office:value-type="string">
            <text:p text:style-name="P7">TreeLabel</text:p>
          </table:table-cell>
          <table:table-cell table:style-name="Tabelle3.B17" office:value-type="string">
            <text:p text:style-name="P15">&lt;string | proc&gt;</text:p>
          </table:table-cell>
          <table:table-cell table:style-name="Tabelle3.C17" office:value-type="string">
            <text:p text:style-name="P20">The string displayed next to the widget in the widget tree. If &lt;string&gt; has an @ as the first character, then string is the name of a proc to execute that will return the string to display. </text:p>
            <text:p text:style-name="P7">The proc must have one arguments: Widget <text:tab/> <text:s text:c="3"/>Widget is the widget to get the label for. </text:p>
          </table:table-cell>
        </table:table-row>
        <table:table-row>
          <table:table-cell table:style-name="Tabelle3.A26" office:value-type="string">
            <text:p text:style-name="P7">TypeCmd</text:p>
          </table:table-cell>
          <table:table-cell table:style-name="Tabelle3.B18" office:value-type="string">
            <text:p text:style-name="P15">&lt;proc&gt; </text:p>
          </table:table-cell>
          <table:table-cell table:style-name="Tabelle3.C18" office:value-type="string">
            <text:p text:style-name="P20">A proc to return what type a widget is. <text:s/>This must be specified if the widget is a super class. <text:s/>It tells vTcl how to determine <text:tab/>which subclass widget it is looking at. </text:p>
            <text:p text:style-name="P20"/>
            <text:p text:style-name="P7">Example: scrollbar: <text:s/>horizontal or vertical? </text:p>
          </table:table-cell>
        </table:table-row>
        <table:table-row>
          <table:table-cell table:style-name="Tabelle3.A26" office:value-type="string">
            <text:p text:style-name="P7">AutoPlace</text:p>
          </table:table-cell>
          <table:table-cell table:style-name="Tabelle3.B19" office:value-type="string">
            <text:p text:style-name="P15">&lt;yes | no&gt;</text:p>
          </table:table-cell>
          <table:table-cell table:style-name="Tabelle3.C19" office:value-type="string">
            <text:p text:style-name="P7">Ignore preference and automatically place the widget. </text:p>
          </table:table-cell>
        </table:table-row>
        <table:table-row>
          <table:table-cell table:style-name="Tabelle3.A26" office:value-type="string">
            <text:p text:style-name="P7">Resizable</text:p>
          </table:table-cell>
          <table:table-cell table:style-name="Tabelle3.B26" office:value-type="string">
            <text:p text:style-name="P15">&lt;none | both | horizontal | veritcal&gt; </text:p>
          </table:table-cell>
          <table:table-cell table:style-name="Tabelle3.C26" office:value-type="string">
            <text:p text:style-name="P7">How the widget can be resized: none, both, horizontal, vertical </text:p>
          </table:table-cell>
        </table:table-row>
        <table:table-row>
          <table:table-cell table:style-name="Tabelle3.A26" office:value-type="string">
            <text:p text:style-name="P7">Function</text:p>
          </table:table-cell>
          <table:table-cell table:style-name="Tabelle3.B26" office:value-type="string">
            <text:p text:style-name="P15">&lt;menu text&gt; &lt;command&gt; </text:p>
          </table:table-cell>
          <table:table-cell table:style-name="Tabelle3.C26" office:value-type="string">
            <text:p text:style-name="P7">Adds a widget-specific function to the right-click menu. </text:p>
          </table:table-cell>
        </table:table-row>
        <table:table-row>
          <table:table-cell table:style-name="Tabelle3.A26" office:value-type="string">
            <text:p text:style-name="P7">NewOption</text:p>
          </table:table-cell>
          <table:table-cell table:style-name="Tabelle3.B26" office:value-type="string">
            <text:p text:style-name="P15">&lt;option&gt; &lt;text&gt; &lt;type&gt; &lt;choices&gt; &lt;title&gt;</text:p>
          </table:table-cell>
          <table:table-cell table:style-name="Tabelle3.C26" office:value-type="string">
            <text:p text:style-name="P7">Adds a new option to the option list. </text:p>
          </table:table-cell>
        </table:table-row>
        <table:table-row>
          <table:table-cell table:style-name="Tabelle3.A26" office:value-type="string">
            <text:p text:style-name="P7">Export</text:p>
          </table:table-cell>
          <table:table-cell table:style-name="Tabelle3.B26" office:value-type="string">
            <text:p text:style-name="P15">&lt;proc&gt; </text:p>
          </table:table-cell>
          <table:table-cell table:style-name="Tabelle3.C26" office:value-type="string">
            <text:p text:style-name="P20">This proc needs to be exported when a program is saved. When creating new widget types that are not standard, it <text:tab/>is sometimes <text:soft-page-break/>necesary to create procs to handle certain functions of the widget. <text:s/>By specifying the proc as an Export, vTcl will export that proc to the save file when it saves, ensuring that the program will still run with the necesary procedures. </text:p>
          </table:table-cell>
        </table:table-row>
        <table:table-row>
          <table:table-cell table:style-name="Tabelle3.A26" office:value-type="string">
            <text:p text:style-name="P7">WidgetProc</text:p>
          </table:table-cell>
          <table:table-cell table:style-name="Tabelle3.B26" office:value-type="string">
            <text:p text:style-name="P15">&lt;proc&gt;</text:p>
          </table:table-cell>
          <table:table-cell table:style-name="Tabelle3.C26" office:value-type="string">
            <text:p text:style-name="P20">This is the proc that widgets of this type will be aliased to when Command Aliasing is turned on. </text:p>
          </table:table-cell>
        </table:table-row>
        <table:table-row>
          <table:table-cell table:style-name="Tabelle3.A26" office:value-type="string">
            <text:p text:style-name="P7">AliasPrefix</text:p>
          </table:table-cell>
          <table:table-cell table:style-name="Tabelle3.B26" office:value-type="string">
            <text:p text:style-name="P15">&lt;string&gt; </text:p>
          </table:table-cell>
          <table:table-cell table:style-name="Tabelle3.C26" office:value-type="string">
            <text:p text:style-name="P20">When auto-aliasing is turned on, widgets are automatically assigned an alias name based on AliasPrefix and the order of their creation. </text:p>
            <text:p text:style-name="P7">(defaults to &lt;Class&gt;) </text:p>
          </table:table-cell>
        </table:table-row>
        <table:table-row>
          <table:table-cell table:style-name="Tabelle3.A26" office:value-type="string">
            <text:p text:style-name="P8">ResizeCmd</text:p>
          </table:table-cell>
          <table:table-cell table:style-name="Tabelle3.B26" office:value-type="string">
            <text:p text:style-name="P16">&lt;proc&gt; </text:p>
          </table:table-cell>
          <table:table-cell table:style-name="Tabelle3.C26" office:value-type="string">
            <text:p text:style-name="P21">This is the proc that is called when a widget is grabbed by a handle and resized. <text:s/>vTcl takes care of whether or not the widget CAN be resized based on the &lt;Resizable&gt; argument. </text:p>
            <text:p text:style-name="P8">Once vTcl has determined that it can resize this widget, it <text:tab/>calls this command. </text:p>
            <text:p text:style-name="P8">The proc must have three arguments: </text:p>
            <text:p text:style-name="P8">Widget Width Height </text:p>
            <text:list xml:id="list8023306449861340415" text:style-name="L31">
              <text:list-item>
                <text:p text:style-name="P31">Widget is the widget being resized </text:p>
              </text:list-item>
              <text:list-item>
                <text:p text:style-name="P31">Width is the new width for the widget </text:p>
              </text:list-item>
              <text:list-item>
                <text:p text:style-name="P31">Height is the new height for the widget </text:p>
              </text:list-item>
            </text:list>
            <text:p text:style-name="P8">(default is vTcl:adjust_widget_size) </text:p>
          </table:table-cell>
        </table:table-row>
        <table:table-row>
          <table:table-cell table:style-name="Tabelle3.A27" office:value-type="string">
            <text:p text:style-name="P8">AdditionalClasses</text:p>
          </table:table-cell>
          <table:table-cell table:style-name="Tabelle3.B27" office:value-type="string">
            <text:p text:style-name="P8">&lt;class&gt; &lt;class&gt; ... </text:p>
          </table:table-cell>
          <table:table-cell table:style-name="Tabelle3.C27" office:value-type="string">
            <text:p text:style-name="P21">Lists classes of children that vTcl should know of (eg. Notebook, Tabset, Page, ... for Iwidgets)</text:p>
          </table:table-cell>
        </table:table-row>
      </table:table>
      <text:p text:style-name="P6"><text:tab/></text:p>
      <text:p text:style-name="P6"/>
      <text:p text:style-name="P6"><text:tab/><text:tab/></text:p>
      <text:p text:style-name="P6"><text:tab/><text:tab/></text:p>
      <text:p text:style-name="P6"/>
      <text:p text:style-name="P6"><text:tab/> </text:p>
      <text:p text:style-name="P6"><text:soft-page-break/></text:p>
      <text:p text:style-name="P6"><text:tab/></text:p>
      <text:p text:style-name="P6"><text:tab/><text:tab/></text:p>
      <text:p text:style-name="P6"/>
      <text:p text:style-name="P6"><text:s/></text:p>
      <text:p text:style-name="P6"><text:s text:c="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Devanagari2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 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0.388cm"/>
          <style:tab-stop style:position="17cm" style:type="right"/>
        </style:tab-stops>
      </style:paragraph-properties>
      <style:text-properties officeooo:rsid="0017dc97" officeooo:paragraph-rsid="0020f5a2"/>
    </style:style>
    <style:style style:name="MP2" style:family="paragraph" style:parent-style-name="Footer">
      <style:text-properties officeooo:rsid="0017dc97" officeooo:paragraph-rsid="0017dc97"/>
    </style:style>
    <style:style style:name="MP3" style:family="paragraph" style:parent-style-name="Footer">
      <style:paragraph-properties fo:padding="0.074cm" fo:border-left="none" fo:border-right="none" fo:border-top="none" fo:border-bottom="0.99pt solid #000000" style:join-border="false"/>
      <style:text-properties officeooo:rsid="0017dc97" officeooo:paragraph-rsid="001df0f7"/>
    </style:style>
    <style:style style:name="MP4" style:family="paragraph" style:parent-style-name="Footer">
      <style:text-properties officeooo:rsid="0017dc97" officeooo:paragraph-rsid="001df0f7"/>
    </style:style>
    <style:style style:name="MT1" style:family="text">
      <style:text-properties fo:color="#0000ff" fo:font-size="24pt" fo:text-shadow="1pt 1pt" style:text-underline-style="solid" style:text-underline-width="auto" style:text-underline-color="font-color" style:font-size-asian="24pt" style:font-size-complex="24pt"/>
    </style:style>
    <style:style style:name="MT2" style:family="text">
      <style:text-properties fo:color="#0000ff" fo:font-size="24pt" fo:text-shadow="1pt 1pt" style:text-underline-style="solid" style:text-underline-width="auto" style:text-underline-color="font-color" officeooo:rsid="001c1791" style:font-size-asian="24pt" style:font-size-complex="24pt"/>
    </style:style>
    <style:style style:name="MT3" style:family="text">
      <style:text-properties fo:color="#0000ff" fo:font-size="24pt" fo:text-shadow="1pt 1pt" style:text-underline-style="solid" style:text-underline-width="auto" style:text-underline-color="font-color" officeooo:rsid="0020f5a2" style:font-size-asian="24pt" style:font-size-complex="2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___________</text:span><text:span text:style-name="MT2">vT</text:span><text:span text:style-name="MT1">cl </text:span><text:span text:style-name="MT3">Tech</text:span><text:span text:style-name="MT1"> -Guide____________</text:span><text:tab/></text:p>
        <text:p text:style-name="MP2"/>
      </style:header>
      <style:footer>
        <text:p text:style-name="MP3"/>
        <text:p text:style-name="MP4">Rev. 0.1<text:tab/><text:tab/>Page <text:page-number text:select-page="current">8</text:page-number> <text:s/>of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nz-Peter Heidinger</meta:initial-creator>
    <meta:creation-date>2016-02-06T12:35:51.071686861</meta:creation-date>
    <dc:date>2016-02-20T15:52:11.609387245</dc:date>
    <dc:creator>Heinz-Peter Heidinger</dc:creator>
    <meta:editing-duration>PT51M23S</meta:editing-duration>
    <meta:editing-cycles>12</meta:editing-cycles>
    <meta:generator>LibreOffice/4.1.2.3$Linux_X86_64 LibreOffice_project/40b2d7fde7e8d2d7bc5a449dc65df4d08a7dd38</meta:generator>
    <meta:document-statistic meta:table-count="1" meta:image-count="0" meta:object-count="0" meta:page-count="8" meta:paragraph-count="122" meta:word-count="905" meta:character-count="5440" meta:non-whitespace-character-count="4538"/>
  </office:meta>
</office:document-meta>
</file>